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JP Regular" svg:font-family="'Noto Sans CJK JP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5">
      <style:text-properties fo:color="#ff991f"/>
    </style:style>
    <style:style style:name="P2" style:family="paragraph" style:parent-style-name="Text_20_body" style:list-style-name="L1"/>
    <style:style style:name="P3" style:family="paragraph" style:parent-style-name="Text_20_body" style:list-style-name="L2"/>
    <style:style style:name="T1" style:family="text">
      <style:text-properties fo:color="#ff5630"/>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text:span text:style-name="Strong_20_Emphasis"><text:span text:style-name="T1">Urgent</text:span></text:span><text:span text:style-name="T1">: You need to create child issues for each file that needs to have a code review. You will make annotations in the child issue of each file reviewed . You will then create a small document containing all of these annotations. We will create tasks depending on the files observation. The tasks will then be used to create a sprint. </text:span></text:p>
      <text:h text:style-name="Heading_20_1" text:outline-level="1">Revision</text:h>
      <text:h text:style-name="P1" text:outline-level="5">Notes: you must review the code for all of the following files listed below</text:h>
      <text:list xml:id="list2136962349" text:style-name="L1">
        <text:list-item>
          <text:p text:style-name="P2">Geometry</text:p>
        </text:list-item>
        <text:list-item>
          <text:p text:style-name="P2">Graphics</text:p>
        </text:list-item>
        <text:list-item>
          <text:p text:style-name="P2">Layers</text:p>
        </text:list-item>
        <text:list-item>
          <text:p text:style-name="P2">Render</text:p>
        </text:list-item>
        <text:list-item>
          <text:p text:style-name="P2">Index</text:p>
        </text:list-item>
      </text:list>
      <text:h text:style-name="Heading_20_2" text:outline-level="2">Geometry File</text:h>
      <text:h text:style-name="P1" text:outline-level="5">Notes: You need to review the following </text:h>
      <text:list xml:id="list632083445" text:style-name="L2">
        <text:list-item>
          <text:p text:style-name="P3">Limits function</text:p>
        </text:list-item>
        <text:list-item>
          <text:p text:style-name="P3">Point Object</text:p>
        </text:list-item>
        <text:list-item>
          <text:p text:style-name="P3">Points Object</text:p>
        </text:list-item>
        <text:list-item>
          <text:p text:style-name="P3">Plane Object</text:p>
        </text:list-item>
      </text:list>
      <text:h text:style-name="Heading_20_3" text:outline-level="3">Methods for Plane object</text:h>
      <text:h text:style-name="Heading_20_4" text:outline-level="4">Rotate Method</text:h>
      <text:h text:style-name="Heading_20_5" text:outline-level="5">Line : 218 </text:h>
      <text:h text:style-name="Heading_20_5" text:outline-level="5">overview:</text:h>
      <text:p text:style-name="Text_20_body">We need to add a rule to the rotate function that will only take an origin argument whose an instance of a point. Another rule applied before the latter, is to validate whether its undefined or not. If undefined you will use the center of the graphic. If you have a defined value for this property you must then verify its constructor. </text:p>
      <text:h text:style-name="Heading_20_4" text:outline-level="4">Width Method</text:h>
      <text:h text:style-name="Heading_20_5" text:outline-level="5">Line : 198</text:h>
      <text:h text:style-name="Heading_20_5" text:outline-level="5">overview:</text:h>
      <text:p text:style-name="Text_20_body">The method is not returning the correct value after updating the graphic. This will probably mean we are not implementing an observer pattern or there is an error with it’s function </text:p>
      <text:h text:style-name="Heading_20_4" text:outline-level="4"><text:soft-page-break/>Height Method</text:h>
      <text:h text:style-name="Heading_20_5" text:outline-level="5">Line : 202</text:h>
      <text:h text:style-name="Heading_20_5" text:outline-level="5">overview:</text:h>
      <text:p text:style-name="Text_20_body">The method is not returning the correct value after updating the graphic. This will probably mean we are not implementing an observer pattern or there is an error with it’s function </text:p>
      <text:h text:style-name="Heading_20_4" text:outline-level="4">Scale Method</text:h>
      <text:h text:style-name="Heading_20_5" text:outline-level="5">Line : 223</text:h>
      <text:h text:style-name="Heading_20_5" text:outline-level="5">overview:</text:h>
      <text:p text:style-name="Text_20_body">The method needs to set rules for the parameters being passed. The size parameter needs to be a number and not null. The origin can be null and will then be assigned the graphics center as its value. If it is not null then it must be an instance of the Point constructor function. </text:p>
      <text:h text:style-name="Heading_20_4" text:outline-level="4">Translate Method</text:h>
      <text:h text:style-name="Heading_20_5" text:outline-level="5">Line : 210</text:h>
      <text:h text:style-name="Heading_20_5" text:outline-level="5">overview:</text:h>
      <text:p text:style-name="Text_20_body">The method needs to append an origin. this requires some investigation of how to apply an origin point to a translation. Then you must verify that the x and y parameters are of the type number. append an origin parameter. The origin can be null and will then be assigned the graphics center as its value. If it is not null then it must be an instance of the Point constructor function. </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JP Regular" svg:font-family="'Noto Sans CJK JP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JP Regular" style:font-family-asian="'Noto Sans CJK JP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20-01-23T22:20:46.903640038</meta:creation-date>
    <dc:date>2020-01-23T22:22:12.855693071</dc:date>
    <meta:editing-duration>PT1M30S</meta:editing-duration>
    <meta:editing-cycles>1</meta:editing-cycles>
    <meta:document-statistic meta:table-count="0" meta:image-count="0" meta:object-count="0" meta:page-count="2" meta:paragraph-count="35" meta:word-count="391" meta:character-count="2120" meta:non-whitespace-character-count="1765"/>
    <meta:generator>LibreOffice/6.3.4.2.0$Linux_X86_64 LibreOffice_project/1e2df71cb6a569bbaaffb70308950743964880ae</meta:generator>
  </office:meta>
</office:document-meta>
</file>